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02e3b7" officeooo:paragraph-rsid="0002e3b7" style:font-size-asian="40pt" style:font-size-complex="40pt"/>
    </style:style>
    <style:style style:name="P2" style:family="paragraph" style:parent-style-name="Standard">
      <style:text-properties fo:font-size="40pt" officeooo:rsid="0004261e" officeooo:paragraph-rsid="0004261e" style:font-size-asian="40pt" style:font-size-complex="40pt"/>
    </style:style>
    <style:style style:name="P3" style:family="paragraph" style:parent-style-name="Standard">
      <style:text-properties officeooo:paragraph-rsid="0004261e"/>
    </style:style>
    <style:style style:name="P4" style:family="paragraph" style:parent-style-name="Standard">
      <style:text-properties officeooo:rsid="000469bb" officeooo:paragraph-rsid="000469bb"/>
    </style:style>
    <style:style style:name="P5" style:family="paragraph" style:parent-style-name="Standard">
      <style:text-properties officeooo:rsid="000469bb" officeooo:paragraph-rsid="000469bb" fo:background-color="#81d41a"/>
    </style:style>
    <style:style style:name="T1" style:family="text">
      <style:text-properties fo:color="#c9211e"/>
    </style:style>
    <style:style style:name="T2" style:family="text">
      <style:text-properties fo:color="#c9211e" officeooo:rsid="0004261e"/>
    </style:style>
    <style:style style:name="T3" style:family="text">
      <style:text-properties fo:color="#c9211e" fo:background-color="#ffff00" loext:char-shading-value="0"/>
    </style:style>
    <style:style style:name="T4" style:family="text">
      <style:text-properties fo:color="#c9211e" fo:background-color="#ffff00" loext:char-shading-value="0"/>
    </style:style>
    <style:style style:name="T5" style:family="text">
      <style:text-properties fo:color="#c9211e" fo:font-size="40pt" officeooo:rsid="0004261e" fo:background-color="#ffff00" loext:char-shading-value="0" style:font-size-asian="40pt" style:font-size-complex="40pt"/>
    </style:style>
    <style:style style:name="T6" style:family="text">
      <style:text-properties fo:color="#c9211e" fo:font-size="40pt" fo:background-color="#ffff00" loext:char-shading-value="0" style:font-size-asian="40pt" style:font-size-complex="40pt"/>
    </style:style>
    <style:style style:name="T7" style:family="text">
      <style:text-properties fo:color="#c9211e" fo:font-size="40pt" style:font-size-asian="40pt" style:font-size-complex="40pt"/>
    </style:style>
    <style:style style:name="T8" style:family="text">
      <style:text-properties fo:color="#c9211e" fo:font-size="40pt" officeooo:rsid="0004261e" style:font-size-asian="40pt" style:font-size-complex="40pt"/>
    </style:style>
    <style:style style:name="T9" style:family="text">
      <style:text-properties fo:color="#c9211e" fo:font-size="40pt" officeooo:rsid="000469bb" style:font-size-asian="40pt" style:font-size-complex="40pt"/>
    </style:style>
    <style:style style:name="T10" style:family="text">
      <style:text-properties fo:color="#c9211e" fo:font-size="40pt" style:font-size-asian="40pt" style:font-size-complex="40pt"/>
    </style:style>
    <style:style style:name="T11" style:family="text">
      <style:text-properties fo:color="#c9211e" fo:font-size="40pt" fo:background-color="transparent" loext:char-shading-value="0" style:font-size-asian="40pt" style:font-size-complex="40pt"/>
    </style:style>
    <style:style style:name="T12" style:family="text">
      <style:text-properties fo:color="#c9211e" fo:font-size="40pt" officeooo:rsid="0004261e" fo:background-color="transparent" loext:char-shading-value="0" style:font-size-asian="40pt" style:font-size-complex="40pt"/>
    </style:style>
    <style:style style:name="T13" style:family="text">
      <style:text-properties fo:color="#c9211e" fo:font-size="40pt" officeooo:rsid="0004261e" fo:background-color="#81d41a" loext:char-shading-value="0" style:font-size-asian="40pt" style:font-size-complex="40pt"/>
    </style:style>
    <style:style style:name="T14" style:family="text">
      <style:text-properties fo:color="#c9211e" fo:font-size="40pt" fo:background-color="#81d41a" loext:char-shading-value="0" style:font-size-asian="40pt" style:font-size-complex="40pt"/>
    </style:style>
    <style:style style:name="T15" style:family="text">
      <style:text-properties officeooo:rsid="000426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- Abrir pasta (open folder) – localizar a pasta</text:p>
      <text:p text:style-name="P1">2 – novo arquivo ( New file)-</text:p>
      <text:p text:style-name="P1"><text:tab/>Index.html</text:p>
      <text:p text:style-name="P1"><text:tab/>style.css</text:p>
      <text:p text:style-name="P1"/>
      <text:p text:style-name="P1">dentro do index.html</text:p>
      <text:p text:style-name="P1"><text:tab/>! (enter)</text:p>
      <text:p text:style-name="P1"/>
      <text:p text:style-name="P1">&lt;h1&gt; Vai uma imagem aqui&lt;/h1&gt; <text:span text:style-name="T1">titulo da pagina</text:span></text:p>
      <text:p text:style-name="P1"><text:span text:style-name="T1"/></text:p>
      <text:p text:style-name="P1"><text:span text:style-name="T1">style.css</text:span></text:p>
      <text:p text:style-name="P1"><text:span text:style-name="T1">body{ background-color: </text:span><text:span text:style-name="T2">escolhe a cor}</text:span></text:p>
      <text:p text:style-name="P2"><text:soft-page-break/><text:span text:style-name="T1">linha 7 &lt;title&gt; Document&lt;/title&gt;</text:span></text:p>
      <text:p text:style-name="P2"><text:span text:style-name="T1"/></text:p>
      <text:p text:style-name="P3"><text:span text:style-name="T5">&lt;link rel</text:span><text:span text:style-name="T8">= “ STYLE</text:span><text:span text:style-name="T9">s</text:span><text:span text:style-name="T8">HEET” </text:span><text:span text:style-name="T5">href =”style.css”&gt;</text:span></text:p>
      <text:p text:style-name="P3"><text:span text:style-name="T5"/></text:p>
      <text:p text:style-name="P4"><text:span text:style-name="T13">&lt;</text:span><text:span text:style-name="T14">ul&gt;</text:span><text:span text:style-name="T11"> </text:span><text:span text:style-name="T6">lista não ordenada de elementos</text:span></text:p>
      <text:p text:style-name="P4"><text:span text:style-name="T6">&lt;li&gt; cada elemento&lt;/li&gt;</text:span></text:p>
      <text:p text:style-name="P5"><text:span text:style-name="T7">&lt;li&gt;Aulas&lt;/li&gt;</text:span></text:p>
      <text:p text:style-name="P5"><text:span text:style-name="T7">&lt;li&gt;Alunos&lt;/li&gt;</text:span></text:p>
      <text:p text:style-name="P5"><text:span text:style-name="T7">&lt;li&gt;Professores&lt;/li&gt;</text:span></text:p>
      <text:p text:style-name="P4"><text:span text:style-name="T6">&lt;/ul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0:57:57.881621572</meta:creation-date>
    <dc:date>2023-04-12T11:30:57.411099923</dc:date>
    <meta:editing-duration>PT1M58S</meta:editing-duration>
    <meta:editing-cycles>1</meta:editing-cycles>
    <meta:document-statistic meta:table-count="0" meta:image-count="0" meta:object-count="0" meta:page-count="2" meta:paragraph-count="17" meta:word-count="59" meta:character-count="410" meta:non-whitespace-character-count="363"/>
    <meta:generator>LibreOffice/6.4.7.2$Linux_X86_64 LibreOffice_project/40$Build-2</meta:generator>
  </office:meta>
</office:document-meta>
</file>